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ce style:name="Calibri Light" svg:font-family="'Calibri Light'" style:font-adornments="Regular" style:font-family-generic="swiss" style:font-pitch="variable"/>
    <style:font-face style:name="Calibri Light1" svg:font-family="'Calibri Light'" style:font-family-generic="swiss" style:font-pitch="variable"/>
    <style:font-face style:name="Calibri Light2" svg:font-family="'Calibri Light'"/>
    <style:font-face style:name="Calibri Light3" svg:font-family="'Calibri Light'" style:font-pitch="variable"/>
    <style:font-face style:name="Calibri1" svg:font-family="Calibri" style:font-pitch="variable"/>
    <style:font-face style:name="Calibri2" svg:font-family="Calibri" style:font-adornments="Regular" style:font-family-generic="swiss" style:font-pitch="variable"/>
    <style:font-face style:name="Calibri3" svg:font-family="Calibri" style:font-family-generic="swiss" style:font-pitch="variable"/>
    <style:font-face style:name="DejaVu Sans" svg:font-family="'DejaVu Sans'" style:font-pitch="variable"/>
    <style:font-face style:name="DejaVu Sans1" svg:font-family="'DejaVu San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 style:family="graphic" style:parent-style-name="standard">
      <style:graphic-properties draw:stroke="solid" svg:stroke-width="0.106cm" svg:stroke-color="#000000"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style:style>
    <style:style style:name="gr4"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5"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6" style:family="graphic" style:parent-style-name="standard">
      <style:graphic-properties draw:stroke="solid" svg:stroke-width="0.106cm" svg:stroke-color="#000000" draw:marker-end="msArrowEnd_20_5" draw:marker-end-width="0.318cm" draw:marker-end-center="false" draw:stroke-linejoin="round"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style:style>
    <style:style style:name="gr7"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1.526cm" fo:min-width="5.848cm" fo:padding-top="0.125cm" fo:padding-bottom="0.125cm" fo:padding-left="0.25cm" fo:padding-right="0.25cm" fo:wrap-option="wrap" style:writing-mode="lr-tb"/>
      <style:paragraph-properties style:writing-mode="lr-tb"/>
    </style:style>
    <style:style style:name="gr8"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0" style:family="graphic" style:parent-style-name="standard" style:list-style-name="L5">
      <style:graphic-properties draw:stroke="solid" svg:stroke-width="0.035cm" svg:stroke-color="#43729d" draw:stroke-linejoin="miter" svg:stroke-linecap="butt" draw:fill="solid" draw:fill-color="#729fcf" draw:textarea-horizontal-align="justify" draw:textarea-vertical-align="middle" draw:auto-grow-height="false" draw:fit-to-size="false" style:shrink-to-fit="false" fo:min-height="1.526cm" fo:min-width="5.848cm" fo:padding-top="0.125cm" fo:padding-bottom="0.125cm" fo:padding-left="0.25cm" fo:padding-right="0.25cm" fo:wrap-option="wrap" style:writing-mode="lr-tb"/>
      <style:paragraph-properties style:writing-mode="lr-tb"/>
    </style:style>
    <style:style style:name="gr1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2" style:family="graphic" style:parent-style-name="standard" style:list-style-name="L5">
      <style:graphic-properties draw:stroke="solid" svg:stroke-width="0.035cm" svg:stroke-color="#af5c24" draw:stroke-linejoin="miter" svg:stroke-linecap="butt" draw:fill="solid" draw:fill-color="#ed7d31" loext:fill-theme-color="accent2" draw:textarea-horizontal-align="justify" draw:textarea-vertical-align="middle" draw:auto-grow-height="false" draw:fit-to-size="false" style:shrink-to-fit="false" fo:min-height="0.647cm" fo:min-width="0.397cm" fo:padding-top="0.125cm" fo:padding-bottom="0.125cm" fo:padding-left="0.25cm" fo:padding-right="0.25cm" fo:wrap-option="wrap" style:writing-mode="lr-tb"/>
      <style:paragraph-properties style:writing-mode="lr-tb"/>
    </style:style>
    <style:style style:name="gr1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4"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15" style:family="graphic" style:parent-style-name="objectwithoutfill">
      <style:graphic-properties svg:stroke-width="0.102cm" svg:stroke-color="#000000" draw:marker-start-width="0.356cm" draw:marker-end="Arrowheads_20_1" draw:marker-end-width="0.457cm" draw:fill="none" draw:fill-color="#000000" draw:textarea-vertical-align="middle" fo:padding-top="0.176cm" fo:padding-bottom="0.176cm" fo:padding-left="0.301cm" fo:padding-right="0.301cm"/>
    </style:style>
    <style:style style:name="gr16" style:family="graphic" style:parent-style-name="objectwithoutfill">
      <style:graphic-properties svg:stroke-width="0.102cm" svg:stroke-color="#000000" draw:marker-start-width="0.356cm" draw:marker-end="Arrowheads_20_2" draw:marker-end-width="0.457cm" draw:fill="none" draw:fill-color="#000000" draw:textarea-vertical-align="middle" fo:padding-top="0.176cm" fo:padding-bottom="0.176cm" fo:padding-left="0.301cm" fo:padding-right="0.301cm"/>
    </style:style>
    <style:style style:name="gr17" style:family="graphic" style:parent-style-name="standard" style:list-style-name="L5">
      <style:graphic-properties draw:stroke="solid" svg:stroke-width="0.035cm" svg:stroke-color="#8d281e" draw:stroke-linejoin="miter" svg:stroke-linecap="butt" draw:fill="solid" draw:fill-color="#c9211e" draw:textarea-horizontal-align="justify" draw:textarea-vertical-align="middle" draw:auto-grow-height="false" draw:fit-to-size="false" style:shrink-to-fit="false" fo:min-height="0.647cm" fo:min-width="0.397cm" fo:padding-top="0.125cm" fo:padding-bottom="0.125cm" fo:padding-left="0.25cm" fo:padding-right="0.25cm" fo:wrap-option="wrap" style:writing-mode="lr-tb"/>
      <style:paragraph-properties style:writing-mode="lr-tb"/>
    </style:style>
    <style:style style:name="gr18" style:family="graphic" style:parent-style-name="objectwithoutfill">
      <style:graphic-properties svg:stroke-width="0.102cm" svg:stroke-color="#000000" draw:marker-start-width="0.356cm" draw:marker-end="Arrowheads_20_4" draw:marker-end-width="0.457cm" draw:fill="none" draw:textarea-vertical-align="middle" fo:padding-top="0.176cm" fo:padding-bottom="0.176cm" fo:padding-left="0.301cm" fo:padding-right="0.301cm"/>
    </style:style>
    <style:style style:name="gr1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0" style:family="graphic" style:parent-style-name="standard" style:list-style-name="L5">
      <style:graphic-properties draw:stroke="solid" svg:stroke-width="0.035cm" svg:stroke-color="#43729d" draw:stroke-linejoin="miter" svg:stroke-linecap="butt" draw:fill="solid" draw:fill-color="#002060"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2"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23" style:family="graphic" style:parent-style-name="standard" style:list-style-name="L5">
      <style:graphic-properties draw:stroke="solid" svg:stroke-width="0.035cm" svg:stroke-color="#43729d" draw:stroke-linejoin="miter" svg:stroke-linecap="butt" draw:fill="solid" draw:fill-color="#002060" draw:textarea-horizontal-align="justify" draw:textarea-vertical-align="middle" draw:auto-grow-height="false" draw:fit-to-size="false" style:shrink-to-fit="false" fo:min-height="2.796cm" fo:min-width="5.848cm" fo:padding-top="0.125cm" fo:padding-bottom="0.125cm" fo:padding-left="0.25cm" fo:padding-right="0.25cm" fo:wrap-option="wrap" style:writing-mode="lr-tb"/>
      <style:paragraph-properties style:writing-mode="lr-tb"/>
    </style:style>
    <style:style style:name="gr24" style:family="graphic" style:parent-style-name="standard" style:list-style-name="L5">
      <style:graphic-properties draw:stroke="solid" svg:stroke-width="0.035cm" svg:stroke-color="#af5c24" draw:stroke-linejoin="miter" svg:stroke-linecap="butt" draw:fill="solid" draw:fill-color="#ed7d31" loext:fill-theme-color="accent2"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5" style:family="graphic" style:parent-style-name="standard" style:list-style-name="L5">
      <style:graphic-properties draw:stroke="solid" svg:stroke-width="0.035cm" svg:stroke-color="#43729d" draw:stroke-linejoin="miter" svg:stroke-linecap="butt" draw:fill="solid" draw:fill-color="#00b050"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6" style:family="graphic" style:parent-style-name="standard" style:list-style-name="L5">
      <style:graphic-properties draw:stroke="solid" svg:stroke-width="0.035cm" svg:stroke-color="#43729d" draw:stroke-linejoin="miter" svg:stroke-linecap="butt" draw:fill="solid" draw:fill-color="#00b050"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28" style:family="graphic" style:parent-style-name="standard" style:list-style-name="L5">
      <style:graphic-properties draw:stroke="solid" svg:stroke-width="0.035cm" svg:stroke-color="#43729d" draw:stroke-linejoin="miter" svg:stroke-linecap="butt" draw:fill="solid" draw:fill-color="#00b050" draw:textarea-horizontal-align="justify" draw:textarea-vertical-align="middle" draw:auto-grow-height="false" draw:fit-to-size="false" style:shrink-to-fit="false" fo:min-height="0cm" fo:min-width="0cm" fo:padding-top="0.125cm" fo:padding-bottom="0.125cm" fo:padding-left="0.25cm" fo:padding-right="0.25cm" fo:wrap-option="wrap" style:writing-mode="lr-tb"/>
      <style:paragraph-properties style:writing-mode="lr-tb"/>
    </style:style>
    <style:style style:name="gr29"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0" style:family="graphic" style:parent-style-name="standard" style:list-style-name="L5">
      <style:graphic-properties draw:stroke="solid" svg:stroke-width="0.035cm" svg:stroke-color="#43729d" draw:stroke-linejoin="miter" svg:stroke-linecap="butt" draw:fill="solid" draw:fill-color="#002060" draw:textarea-horizontal-align="justify" draw:textarea-vertical-align="middle" draw:auto-grow-height="false" draw:fit-to-size="false" style:shrink-to-fit="false" fo:min-height="2.796cm" fo:min-width="5.848cm" fo:padding-top="0.125cm" fo:padding-bottom="0.125cm" fo:padding-left="0.25cm" fo:padding-right="0.25cm" fo:wrap-option="wrap" style:writing-mode="lr-tb"/>
      <style:paragraph-properties style:writing-mode="lr-tb"/>
    </style:style>
    <style:style style:name="gr31"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2" style:family="graphic" style:parent-style-name="objectwithoutfill">
      <style:graphic-properties svg:stroke-width="0.102cm" svg:stroke-color="#000000" draw:marker-start-width="0.356cm" draw:marker-end="Arrowheads_20_5" draw:marker-end-width="0.457cm" draw:fill="none" draw:textarea-vertical-align="middle" fo:padding-top="0.176cm" fo:padding-bottom="0.176cm" fo:padding-left="0.301cm" fo:padding-right="0.301cm"/>
    </style:style>
    <style:style style:name="gr3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34" style:family="graphic" style:parent-style-name="objectwithoutfill">
      <style:graphic-properties svg:stroke-width="0.102cm" svg:stroke-color="#000000" draw:marker-start-width="0.356cm" draw:marker-end="Arrowheads_20_6" draw:marker-end-width="0.457cm" draw:fill="none" draw:textarea-vertical-align="middle" fo:padding-top="0.176cm" fo:padding-bottom="0.176cm" fo:padding-left="0.301cm" fo:padding-right="0.301cm"/>
    </style:style>
    <style:style style:name="gr35" style:family="graphic" style:parent-style-name="objectwithoutfill">
      <style:graphic-properties svg:stroke-width="0.102cm" svg:stroke-color="#000000" draw:marker-start-width="0.356cm" draw:marker-end="Arrowheads_20_9" draw:marker-end-width="0.457cm" draw:fill="none" draw:textarea-vertical-align="middle" fo:padding-top="0.176cm" fo:padding-bottom="0.176cm" fo:padding-left="0.301cm" fo:padding-right="0.301cm"/>
    </style:style>
    <style:style style:name="gr36" style:family="graphic" style:parent-style-name="objectwithoutfill">
      <style:graphic-properties svg:stroke-width="0.102cm" svg:stroke-color="#000000" draw:marker-start-width="0.356cm" draw:marker-end="Arrowheads_20_10" draw:marker-end-width="0.457cm" draw:fill="none" draw:textarea-vertical-align="middle" fo:padding-top="0.175cm" fo:padding-bottom="0.175cm" fo:padding-left="0.3cm" fo:padding-right="0.3cm"/>
    </style:style>
    <style:style style:name="gr3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38" style:family="graphic" style:parent-style-name="standard" style:list-style-name="L5">
      <style:graphic-properties draw:stroke="solid" svg:stroke-width="0.035cm" svg:stroke-color="#8d281e" draw:stroke-linejoin="miter" svg:stroke-linecap="butt" draw:fill="solid" draw:fill-color="#c9211e" draw:textarea-horizontal-align="justify" draw:textarea-vertical-align="middle" draw:auto-grow-height="false" draw:fit-to-size="false" style:shrink-to-fit="false" fo:min-height="0.647cm" fo:min-width="0.397cm" fo:padding-top="0.125cm" fo:padding-bottom="0.125cm" fo:padding-left="0.25cm" fo:padding-right="0.25cm" fo:wrap-option="wrap" style:writing-mode="lr-tb"/>
      <style:paragraph-properties style:writing-mode="lr-tb"/>
    </style:style>
    <style:style style:name="gr39" style:family="graphic" style:parent-style-name="objectwithoutfill">
      <style:graphic-properties svg:stroke-width="0.102cm" svg:stroke-color="#000000" draw:marker-start-width="0.356cm" draw:marker-end="Arrowheads_20_11" draw:marker-end-width="0.457cm" draw:fill="none" draw:textarea-vertical-align="middle" fo:padding-top="0.176cm" fo:padding-bottom="0.176cm" fo:padding-left="0.301cm" fo:padding-right="0.301cm"/>
    </style:style>
    <style:style style:name="gr40"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no-wrap" style:writing-mode="lr-tb"/>
      <style:paragraph-properties style:writing-mode="lr-tb"/>
    </style:style>
    <style:style style:name="gr41" style:family="graphic" style:parent-style-name="objectwithoutfill">
      <style:graphic-properties svg:stroke-width="0.102cm" svg:stroke-color="#000000" draw:marker-start-width="0.356cm" draw:marker-end="Arrowheads_20_17" draw:marker-end-width="0.457cm" draw:fill="none" draw:textarea-vertical-align="middle" fo:padding-top="0.176cm" fo:padding-bottom="0.176cm" fo:padding-left="0.301cm" fo:padding-right="0.301cm"/>
    </style:style>
    <style:style style:name="gr42" style:family="graphic" style:parent-style-name="objectwithoutfill">
      <style:graphic-properties svg:stroke-width="0.102cm" svg:stroke-color="#000000" draw:marker-start-width="0.356cm" draw:marker-end="Arrowheads_20_18" draw:marker-end-width="0.457cm" draw:fill="none" draw:textarea-vertical-align="middle" fo:padding-top="0.176cm" fo:padding-bottom="0.176cm" fo:padding-left="0.301cm" fo:padding-right="0.301cm"/>
    </style:style>
    <style:style style:name="gr43"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4" style:family="graphic" style:parent-style-name="objectwithoutfill">
      <style:graphic-properties svg:stroke-width="0.102cm" svg:stroke-color="#000000" draw:marker-start-width="0.356cm" draw:marker-end="Arrowheads_20_20" draw:marker-end-width="0.457cm" draw:fill="none" draw:textarea-vertical-align="middle" fo:padding-top="0.176cm" fo:padding-bottom="0.176cm" fo:padding-left="0.301cm" fo:padding-right="0.301cm"/>
    </style:style>
    <style:style style:name="gr45"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gr46" style:family="graphic" style:parent-style-name="objectwithoutfill">
      <style:graphic-properties svg:stroke-width="0.102cm" svg:stroke-color="#000000" draw:marker-start-width="0.356cm" draw:marker-end="Arrowheads_20_21" draw:marker-end-width="0.457cm" draw:fill="none" draw:textarea-vertical-align="middle" fo:padding-top="0.176cm" fo:padding-bottom="0.176cm" fo:padding-left="0.301cm" fo:padding-right="0.301cm"/>
    </style:style>
    <style:style style:name="gr47" style:family="graphic" style:parent-style-name="standard" style:list-style-name="L4">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style:paragraph-properties style:writing-mode="lr-tb"/>
    </style:style>
    <style:style style:name="pr1" style:family="presentation" style:parent-style-name="Default-title">
      <style:graphic-properties fo:min-height="3.18cm"/>
      <style:paragraph-properties style:writing-mode="lr-tb"/>
    </style:style>
    <style:style style:name="pr2" style:family="presentation" style:parent-style-name="Default-outline1">
      <style:graphic-properties draw:fit-to-size="false" style:shrink-to-fit="true" fo:min-height="8.884cm"/>
      <style:paragraph-properties style:writing-mode="lr-tb"/>
    </style:style>
    <style:style style:name="pr3" style:family="presentation" style:parent-style-name="Default-notes">
      <style:graphic-properties draw:fill-color="#ffffff" fo:min-height="12.572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pr6" style:family="presentation" style:parent-style-name="Title_20_Only-notes">
      <style:graphic-properties draw:fill-color="#ffffff" fo:min-height="12.572cm"/>
      <style:paragraph-properties style:writing-mode="lr-tb"/>
    </style:style>
    <style:style style:name="P1" style:family="paragraph">
      <style:text-properties style:font-name="Calibri Light" fo:font-size="44pt" fo:font-weight="250"/>
    </style:style>
    <style:style style:name="P2" style:family="paragraph">
      <style:text-properties style:font-name="Calibri2" fo:font-size="36pt"/>
    </style:style>
    <style:style style:name="P3" style:family="paragraph">
      <loext:graphic-properties draw:fill-color="#ffffff"/>
      <style:text-properties fo:font-size="18.7999992370605pt"/>
    </style:style>
    <style:style style:name="P4" style:family="paragraph">
      <style:paragraph-properties fo:text-align="center"/>
    </style:style>
    <style:style style:name="P5" style:family="paragraph">
      <style:paragraph-properties fo:text-align="center"/>
      <style:text-properties style:font-name="Calibri Light" fo:font-weight="250"/>
    </style:style>
    <style:style style:name="P6" style:family="paragraph">
      <style:text-properties style:font-name="Calibri Light" fo:font-size="50pt" fo:font-weight="250"/>
    </style:style>
    <style:style style:name="P7" style:family="paragraph">
      <loext:graphic-properties draw:fill-color="#ffffff"/>
      <style:text-properties fo:font-size="24.7999992370605pt"/>
    </style:style>
    <style:style style:name="P8" style:family="paragraph">
      <style:paragraph-properties fo:margin-left="0cm" fo:margin-right="0cm" fo:margin-top="0.362cm" fo:margin-bottom="0cm" fo:text-indent="0cm"/>
    </style:style>
    <style:style style:name="P9" style:family="paragraph">
      <style:text-properties style:font-name="Calibri Light" fo:font-weight="250"/>
    </style:style>
    <style:style style:name="P10" style:family="paragraph">
      <style:paragraph-properties fo:margin-left="0cm" fo:margin-right="0cm" fo:margin-top="0cm" fo:margin-bottom="0cm" fo:line-height="90%" fo:text-align="center" fo:text-indent="0cm">
        <style:tab-stops>
          <style:tab-stop style:position="0cm"/>
        </style:tab-stops>
      </style:paragraph-properties>
    </style:style>
    <style:style style:name="P11" style:family="paragraph">
      <loext:graphic-properties draw:fill="none"/>
      <style:paragraph-properties fo:text-align="center" style:font-independent-line-spacing="true"/>
      <style:text-properties fo:font-size="50pt" fo:font-weight="250"/>
    </style:style>
    <style:style style:name="P12" style:family="paragraph">
      <style:paragraph-properties fo:margin-top="0cm" fo:margin-bottom="0cm" fo:line-height="100%" fo:text-align="center"/>
      <style:text-properties fo:font-size="18pt"/>
    </style:style>
    <style:style style:name="P13" style:family="paragraph">
      <loext:graphic-properties draw:fill="none"/>
      <style:paragraph-properties fo:margin-top="0cm" fo:margin-bottom="0cm" fo:line-height="100%" fo:text-align="center" style:writing-mode="lr-tb" style:font-independent-line-spacing="true"/>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solid" draw:fill-color="#729fcf"/>
      <style:paragraph-properties fo:margin-top="0cm" fo:margin-bottom="0cm" fo:line-height="100%" fo:text-align="center" style:writing-mode="lr-tb" style:font-independent-line-spacing="true"/>
      <style:text-properties fo:font-size="18pt"/>
    </style:style>
    <style:style style:name="P16" style:family="paragraph">
      <style:paragraph-properties fo:margin-top="0cm" fo:margin-bottom="0cm" fo:line-height="100%" fo:text-align="start"/>
      <style:text-properties fo:font-size="18pt"/>
    </style:style>
    <style:style style:name="P17" style:family="paragraph">
      <loext:graphic-properties draw:fill="none"/>
      <style:paragraph-properties fo:margin-top="0cm" fo:margin-bottom="0cm" fo:line-height="100%" fo:text-align="start" style:writing-mode="lr-tb" style:font-independent-line-spacing="true"/>
      <style:text-properties fo:font-size="18pt"/>
    </style:style>
    <style:style style:name="P18" style:family="paragraph">
      <loext:graphic-properties draw:fill="solid" draw:fill-color="#ed7d31"/>
      <style:paragraph-properties fo:margin-top="0cm" fo:margin-bottom="0cm" fo:line-height="100%" fo:text-align="center" style:writing-mode="lr-tb" style:font-independent-line-spacing="true"/>
      <style:text-properties fo:font-size="18pt"/>
    </style:style>
    <style:style style:name="P19" style:family="paragraph">
      <loext:graphic-properties draw:fill="none" draw:fill-color="#000000"/>
      <style:paragraph-properties fo:text-align="center"/>
    </style:style>
    <style:style style:name="P20" style:family="paragraph">
      <loext:graphic-properties draw:fill="solid" draw:fill-color="#c9211e"/>
      <style:paragraph-properties fo:margin-top="0cm" fo:margin-bottom="0cm" fo:line-height="100%" fo:text-align="center" style:writing-mode="lr-tb" style:font-independent-line-spacing="true"/>
      <style:text-properties fo:font-size="18pt"/>
    </style:style>
    <style:style style:name="P21" style:family="paragraph">
      <loext:graphic-properties draw:fill="none"/>
      <style:paragraph-properties fo:text-align="center"/>
    </style:style>
    <style:style style:name="P22" style:family="paragraph">
      <loext:graphic-properties draw:fill-color="#ffffff"/>
    </style:style>
    <style:style style:name="P23" style:family="paragraph">
      <loext:graphic-properties draw:fill="solid" draw:fill-color="#002060"/>
      <style:paragraph-properties fo:margin-top="0cm" fo:margin-bottom="0cm" fo:line-height="100%" fo:text-align="center" style:writing-mode="lr-tb" style:font-independent-line-spacing="true"/>
      <style:text-properties fo:font-size="18pt"/>
    </style:style>
    <style:style style:name="P24" style:family="paragraph">
      <loext:graphic-properties draw:fill="solid" draw:fill-color="#00b050"/>
      <style:paragraph-properties fo:margin-top="0cm" fo:margin-bottom="0cm" fo:line-height="100%" fo:text-align="center" style:writing-mode="lr-tb" style:font-independent-line-spacing="true"/>
      <style:text-properties fo:font-size="18pt"/>
    </style:style>
    <style:style style:name="T1" style:family="text">
      <style:text-properties style:font-name="Calibri Light" fo:font-weight="250"/>
    </style:style>
    <style:style style:name="T2" style:family="text">
      <style:text-properties style:font-name="Calibri2" fo:font-size="36pt"/>
    </style:style>
    <style:style style:name="T3" style:family="text">
      <style:text-properties style:font-name="Calibri Light" fo:font-size="50pt" fo:font-weight="250"/>
    </style:style>
    <style:style style:name="T4" style:family="text">
      <style:text-properties fo:font-variant="normal" fo:text-transform="none" fo:color="#000000" loext:opacity="100%" style:text-outline="false" style:text-line-through-style="none" style:text-line-through-type="none" style:text-position="0% 100%" style:font-name="Calibri Light2" fo:font-size="50pt" fo:letter-spacing="normal" fo:language="en" fo:country="US" fo:font-style="normal" style:text-underline-style="none" fo:font-weight="250" fo:background-color="transparent" style:font-size-asian="44pt" style:font-style-asian="normal" style:font-weight-asian="normal" style:font-size-complex="44pt" style:font-style-complex="normal" style:font-weight-complex="normal"/>
    </style:style>
    <style:style style:name="T5"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bold" fo:background-color="transparent" style:font-name-asian="DejaVu Sans1" style:font-size-asian="32pt" style:font-style-asian="normal" style:font-weight-asian="bold" style:font-name-complex="DejaVu Sans1" style:font-size-complex="32pt" style:font-style-complex="normal" style:font-weight-complex="bold"/>
    </style:style>
    <style:style style:name="T6" style:family="text">
      <style:text-properties fo:font-variant="normal" fo:text-transform="none" fo:color="#ffffff" loext:opacity="100%" loext:theme-color="lt1"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name-asian="DejaVu Sans1" style:font-size-asian="18pt" style:font-style-asian="normal" style:font-weight-asian="normal" style:font-name-complex="DejaVu Sans1"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fo:font-size="10.5pt" fo:letter-spacing="normal" fo:language="en" fo:country="US" fo:font-style="normal" style:text-underline-style="none" fo:font-weight="normal" fo:background-color="transparent" style:font-name-asian="DejaVu Sans1" style:font-size-asian="10.5pt" style:font-style-asian="normal" style:font-weight-asian="normal" style:font-name-complex="DejaVu Sans1" style:font-size-complex="10.5pt" style:font-style-complex="normal" style:font-weight-complex="normal"/>
    </style:style>
    <style:style style:name="T8" style:family="text">
      <style:text-properties fo:font-variant="normal" fo:text-transform="none" fo:color="#ffffff" loext:opacity="100%" loext:theme-color="lt1" style:text-outline="false" style:text-line-through-style="none" style:text-line-through-type="none" style:text-position="0% 100%" style:font-name="Calibri" fo:font-size="11pt" fo:letter-spacing="normal" fo:language="en" fo:country="US" fo:font-style="normal" style:text-underline-style="none" fo:font-weight="normal" fo:background-color="transparent" style:font-name-asian="DejaVu Sans1" style:font-size-asian="11pt" style:font-style-asian="normal" style:font-weight-asian="normal" style:font-name-complex="DejaVu Sans1"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30.479cm" svg:height="3.18cm" svg:x="1.693cm" svg:y="0.759cm" presentation:class="title" presentation:user-transformed="true">
          <draw:text-box>
            <text:p><text:span text:style-name="T1">Team GR</text:span></text:p>
          </draw:text-box>
        </draw:frame>
        <draw:frame presentation:style-name="pr2" draw:text-style-name="P2" draw:layer="layout" svg:width="30.479cm" svg:height="11.048cm" svg:x="1.693cm" svg:y="4.457cm" presentation:class="outline" presentation:user-transformed="true">
          <draw:text-box>
            <text:list text:style-name="L2">
              <text:list-item>
                <text:p><text:span text:style-name="T2">Team members</text:span></text:p>
                <text:list>
                  <text:list-item>
                    <text:p><text:span text:style-name="T2">Gabriel Rodriguez-Padilla (rodrigg2@mail.uc.edu)</text:span></text:p>
                  </text:list-item>
                </text:list>
              </text:list-item>
              <text:list-item>
                <text:p><text:span text:style-name="T2">Project Advisor</text:span></text:p>
                <text:list>
                  <text:list-item>
                    <text:p><text:span text:style-name="T2">Brian Bailey (baileybp4@gmail.com)</text:span></text:p>
                  </text:list-item>
                </text:list>
              </text:list-item>
              <text:list-item>
                <text:p><text:span text:style-name="T2">Project Area</text:span></text:p>
                <text:list>
                  <text:list-item>
                    <text:p><text:span text:style-name="T2">IoT Analytics</text:span></text:p>
                  </text:list-item>
                </text:list>
              </text:list-item>
            </text:list>
          </draw:text-box>
        </draw:frame>
        <presentation:notes draw:style-name="dp2">
          <draw:page-thumbnail draw:style-name="gr1" draw:layer="layout" svg:width="20.354cm" svg:height="10.476cm" svg:x="0.616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text-style-name="P5" draw:layer="layout" svg:width="30.479cm" svg:height="3.18cm" svg:x="1.693cm" svg:y="0.759cm" presentation:class="title" presentation:user-transformed="true">
          <draw:text-box>
            <text:p text:style-name="P4"><text:span text:style-name="T1">Project Abstract</text:span></text:p>
          </draw:text-box>
        </draw:frame>
        <draw:frame presentation:style-name="pr2" draw:text-style-name="P2" draw:layer="layout" svg:width="30.479cm" svg:height="11.048cm" svg:x="1.693cm" svg:y="4.457cm" presentation:class="outline" presentation:user-transformed="true">
          <draw:text-box>
            <text:list text:style-name="L2">
              <text:list-item>
                <text:p><text:span text:style-name="T2">The focus of this IoT Analytics project will be building a data pipeline template that is capable of collecting atmospheric data from wireless embedded devices. Hopefully, this project will prove that such a pipeline can be built cost effectively, quickly, and with extensibility in mind. This project will also test new technology “in the field” to investigate if the benefits offered by the new technology outweigh any downsides.</text:span></text:p>
              </text:list-item>
            </text:list>
          </draw:text-box>
        </draw:frame>
        <presentation:notes draw:style-name="dp2">
          <draw:page-thumbnail draw:style-name="gr1" draw:layer="layout" svg:width="20.354cm" svg:height="10.476cm" svg:x="0.616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text-style-name="P6" draw:layer="layout" svg:width="30.479cm" svg:height="3.18cm" svg:x="1.693cm" svg:y="0.759cm" presentation:class="title" presentation:user-transformed="true">
          <draw:text-box>
            <text:p><text:span text:style-name="T3">Project Purpose</text:span></text:p>
          </draw:text-box>
        </draw:frame>
        <draw:frame presentation:style-name="pr2" draw:text-style-name="P2" draw:layer="layout" svg:width="30.479cm" svg:height="11.048cm" svg:x="1.694cm" svg:y="4.001cm" presentation:class="outline" presentation:user-transformed="true">
          <draw:text-box>
            <text:list text:style-name="L2">
              <text:list-item>
                <text:p><text:span text:style-name="T2">This project is to demonstrate that creating a data pipeline in-house can be done:</text:span></text:p>
                <text:list>
                  <text:list-item>
                    <text:p><text:span text:style-name="T2">Quickly </text:span></text:p>
                  </text:list-item>
                  <text:list-item>
                    <text:p><text:span text:style-name="T2">Affordably</text:span></text:p>
                  </text:list-item>
                  <text:list-item>
                    <text:p><text:span text:style-name="T2">With extensibility in mind</text:span></text:p>
                  </text:list-item>
                </text:list>
              </text:list-item>
            </text:list>
          </draw:text-box>
        </draw:frame>
        <presentation:notes draw:style-name="dp2">
          <draw:page-thumbnail draw:style-name="gr1" draw:layer="layout" svg:width="20.354cm" svg:height="10.476cm" svg:x="0.616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text-style-name="P6" draw:layer="layout" svg:width="30.479cm" svg:height="3.18cm" svg:x="1.693cm" svg:y="0.759cm" presentation:class="title" presentation:user-transformed="true">
          <draw:text-box>
            <text:p><text:span text:style-name="T3">Project Goals</text:span></text:p>
          </draw:text-box>
        </draw:frame>
        <draw:frame presentation:style-name="pr2" draw:text-style-name="P2" draw:layer="layout" svg:width="30.479cm" svg:height="11.048cm" svg:x="1.694cm" svg:y="4.001cm" presentation:class="outline" presentation:user-transformed="true">
          <draw:text-box>
            <text:list text:style-name="L2">
              <text:list-item>
                <text:p><text:span text:style-name="T2">This goal of this project is to create a data pipeline template that:</text:span></text:p>
                <text:list>
                  <text:list-item>
                    <text:p><text:span text:style-name="T2">Meets the criteria specified by the project purpose </text:span></text:p>
                  </text:list-item>
                  <text:list-item>
                    <text:p><text:span text:style-name="T2">Is affordable to implement</text:span></text:p>
                    <text:list>
                      <text:list-item>
                        <text:p text:style-name="P8"><text:span text:style-name="T2">This requires extensive documentation covering the various pipeline components and their alternatives.</text:span></text:p>
                      </text:list-item>
                    </text:list>
                  </text:list-item>
                </text:list>
              </text:list-item>
              <text:list-item>
                <text:p><text:span text:style-name="T2">A secondary goal of this project is testing newer technology “in the field”. Examples of such tech currently include Rust, HTMX, and SSE over HTTP/2.</text:span></text:p>
              </text:list-item>
            </text:list>
          </draw:text-box>
        </draw:frame>
        <presentation:notes draw:style-name="dp2">
          <draw:page-thumbnail draw:style-name="gr1" draw:layer="layout" svg:width="20.354cm" svg:height="10.476cm" svg:x="0.616cm" svg:y="2.123cm" draw:page-number="4" presentation:class="page"/>
          <draw:frame presentation:style-name="pr3" draw:text-style-name="P7"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text-style-name="P9" draw:layer="layout" svg:width="30.479cm" svg:height="3.18cm" svg:x="1.693cm" svg:y="0.759cm" presentation:class="title">
          <draw:text-box>
            <text:p><text:span text:style-name="T1">User Stories</text:span></text:p>
          </draw:text-box>
        </draw:frame>
        <draw:frame presentation:style-name="pr4" draw:text-style-name="P2" draw:layer="layout" svg:width="30.479cm" svg:height="11.048cm" svg:x="1.693cm" svg:y="4.457cm" presentation:class="outline" presentation:user-transformed="true">
          <draw:text-box>
            <text:list text:style-name="L2">
              <text:list-item>
                <text:p text:style-name="P2">As a system administrator, I want a system that is easy to set up and maintain, so that I can more easily stay up to date with other tasks.</text:p>
              </text:list-item>
              <text:list-item>
                <text:p text:style-name="P2">As a data analyst, I want a data pipeline that allows me to quickly access and view data, so that I can more easily make decisions based on the data collected.</text:p>
              </text:list-item>
              <text:list-item>
                <text:p text:style-name="P2">As a systems engineer, I want a data pipeline that is easy to extend, so that I can add and remove functionality as system requirements change.</text:p>
              </text:list-item>
              <text:list-item>
                <text:p text:style-name="P2">As a project manager, I want a data pipeline that is cheap to operate, so that my team can have a larger portion of funding available.</text:p>
              </text:list-item>
            </text:list>
          </draw:text-box>
        </draw:frame>
        <presentation:notes draw:style-name="dp2">
          <draw:page-thumbnail draw:style-name="gr1" draw:layer="layout" svg:width="20.354cm" svg:height="10.476cm" svg:x="0.616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text-style-name="P6" draw:layer="layout" svg:width="30.479cm" svg:height="3.18cm" svg:x="1.693cm" svg:y="0.759cm" presentation:class="title" presentation:user-transformed="true">
          <draw:text-box>
            <text:p><text:span text:style-name="T3">Economic Constraints</text:span></text:p>
          </draw:text-box>
        </draw:frame>
        <draw:frame presentation:style-name="pr4" draw:text-style-name="P2" draw:layer="layout" svg:width="30.479cm" svg:height="11.048cm" svg:x="1.693cm" svg:y="4.457cm" presentation:class="outline" presentation:user-transformed="true">
          <draw:text-box>
            <text:list text:style-name="L2">
              <text:list-item>
                <text:p text:style-name="P2">Since this project is being personally funded, the budget for acquiring equipment and material for this project is rather limited. </text:p>
              </text:list-item>
              <text:list-item>
                <text:p text:style-name="P2">The current estimate for the project’s budget is no more than $150. </text:p>
                <text:list>
                  <text:list-item>
                    <text:p text:style-name="P2">The use of hobbyist electronics and free software will help reduce costs</text:p>
                  </text:list-item>
                  <text:list-item>
                    <text:p text:style-name="P2">Any purchases will also be done during the holiday season, where holiday sales will further help reduce costs.</text:p>
                  </text:list-item>
                  <text:list-item>
                    <text:p text:style-name="P2">Luckily, there are plenty of options available for both hardware and software that are bot affordable and extensible. </text:p>
                  </text:list-item>
                </text:list>
              </text:list-item>
              <text:list-item>
                <text:p text:style-name="P2">Since this is a personal project, no economic development or benefit will result from this project.</text:p>
              </text:list-item>
            </text:list>
          </draw:text-box>
        </draw:frame>
        <presentation:notes draw:style-name="dp2">
          <draw:page-thumbnail draw:style-name="gr1" draw:layer="layout" svg:width="20.354cm" svg:height="10.476cm" svg:x="0.616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Design Level 2 Diagram" draw:style-name="dp3" draw:master-page-name="Title_20_Only" presentation:presentation-page-layout-name="AL2T19">
        <draw:frame draw:name="PlaceHolder 1" presentation:style-name="pr5" draw:text-style-name="P11" draw:layer="layout" svg:width="29.207cm" svg:height="3.679cm" svg:x="2.328cm" svg:y="1.014cm" presentation:class="title" presentation:user-transformed="true">
          <draw:text-box>
            <text:p text:style-name="P10"><text:span text:style-name="T4">Design Diagram (1/2)</text:span></text:p>
          </draw:text-box>
        </draw:frame>
        <draw:custom-shape draw:name="TextBox 4" draw:style-name="gr2" draw:text-style-name="P13" draw:layer="layout" svg:width="3.011cm" svg:height="1.605cm" svg:x="15.426cm" svg:y="4.713cm">
          <text:p text:style-name="P12"><text:span text:style-name="T5">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Straight Arrow Connector 7" draw:style-name="gr3" draw:text-style-name="P14" draw:layer="layout" draw:type="line" svg:x1="27.303cm" svg:y1="10.671cm" svg:x2="27.307cm" svg:y2="12.288cm" draw:start-shape="id1" draw:start-glue-point="2" draw:end-shape="id2" draw:end-glue-point="4" svg:d="M27303 10671l4 1617" svg:viewBox="0 0 5 1618">
          <text:p/>
        </draw:connector>
        <draw:custom-shape draw:name="Flowchart: Process 9" draw:style-name="gr4" draw:text-style-name="P15" xml:id="id1" draw:id="id1" draw:layer="layout" svg:width="6.347cm" svg:height="3.045cm" svg:x="24.13cm" svg:y="7.626cm">
          <text:p text:style-name="P12"><text:span text:style-name="T6">Outside Temperature</text:span></text:p>
          <text:p text:style-name="P12"><text:span text:style-name="T6">and Humidity from OpenWeather API</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10" draw:style-name="gr5" draw:text-style-name="P15" xml:id="id4" draw:id="id4" draw:layer="layout" svg:width="6.347cm" svg:height="1.775cm" svg:x="7.366cm" svg:y="7.62cm">
          <text:p text:style-name="P12"><text:span text:style-name="T6">Battery Level Sensor</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onnector draw:name="Elbow Connector 13" draw:style-name="gr6" draw:text-style-name="P14" draw:layer="layout" svg:x1="10.538cm" svg:y1="12.369cm" svg:x2="26.673cm" svg:y2="12.922cm" draw:start-shape="id3" draw:start-glue-point="2" draw:end-shape="id2" draw:end-glue-point="6" svg:d="M10538 12369v553h16135" svg:viewBox="0 0 16136 554">
          <text:p/>
        </draw:connector>
        <draw:custom-shape draw:name="Flowchart: Process 34" draw:style-name="gr7" draw:text-style-name="P15" xml:id="id3" draw:id="id3" draw:layer="layout" svg:width="6.347cm" svg:height="1.775cm" svg:x="7.365cm" svg:y="10.594cm">
          <text:p text:style-name="P12"><text:span text:style-name="T6">ESP32</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39" draw:style-name="gr8" draw:text-style-name="P15" xml:id="id6" draw:id="id6" draw:layer="layout" svg:width="6.347cm" svg:height="1.775cm" svg:x="16.51cm" svg:y="10.594cm">
          <text:p text:style-name="P12"><text:span text:style-name="T6">Temperature and Humidity Sensor</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onnector draw:name="Straight Arrow Connector 40" draw:style-name="gr3" draw:text-style-name="P14" draw:layer="layout" draw:type="line" svg:x1="10.539cm" svg:y1="9.395cm" svg:x2="10.538cm" svg:y2="10.594cm" draw:start-shape="id4" draw:start-glue-point="2" draw:end-shape="id3" draw:end-glue-point="0" svg:d="M10539 9395l-1 1199" svg:viewBox="0 0 2 1200">
          <text:p/>
        </draw:connector>
        <draw:custom-shape draw:name="TextBox 46" draw:style-name="gr9" draw:text-style-name="P17" draw:layer="layout" svg:width="1.845cm" svg:height="0.695cm" svg:x="10.539cm" svg:y="9.525cm">
          <text:p text:style-name="P16"><text:span text:style-name="T7">ADC 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58" draw:style-name="gr10" draw:text-style-name="P15" xml:id="id5" draw:id="id5" draw:layer="layout" svg:width="6.347cm" svg:height="1.775cm" svg:x="16.51cm" svg:y="7.62cm">
          <text:p text:style-name="P12"><text:span text:style-name="T6">Airflow Sensor*</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62" draw:style-name="gr11" draw:text-style-name="P17" draw:layer="layout" svg:width="1.849cm" svg:height="0.695cm" svg:x="14.3cm" svg:y="11.481cm">
          <text:p text:style-name="P16"><text:span text:style-name="T7">ADC Po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87" draw:style-name="gr12" draw:text-style-name="P18" xml:id="id2" draw:id="id2" draw:layer="layout" svg:width="1.267cm" svg:height="1.267cm" svg:x="26.673cm" svg:y="12.288cm">
          <text:p text:style-name="P12"><text:span text:style-name="T8">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95" draw:style-name="gr13" draw:text-style-name="P17" draw:layer="layout" svg:width="3.776cm" svg:height="0.695cm" svg:x="17.145cm" svg:y="13.081cm">
          <text:p text:style-name="P16"><text:span text:style-name="T7">Data MQTT Topic P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6" draw:style-name="gr14" draw:text-style-name="P17" draw:layer="layout" svg:width="3.251cm" svg:height="0.695cm" svg:x="27.229cm" svg:y="11.118cm">
          <text:p text:style-name="P16"><text:span text:style-name="T7">HTTP GET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5" draw:text-style-name="P19" draw:layer="layout" svg:x1="16.51cm" svg:y1="8.507cm" svg:x2="13.712cm" svg:y2="11.481cm" draw:start-shape="id5" draw:start-glue-point="3" draw:end-shape="id3" svg:d="M16510 8507h-1399v2974h-1399" svg:viewBox="0 0 2799 2975">
          <text:p/>
        </draw:connector>
        <draw:connector draw:style-name="gr16" draw:text-style-name="P19" draw:layer="layout" svg:x1="16.51cm" svg:y1="11.481cm" svg:x2="13.712cm" svg:y2="11.481cm" draw:start-shape="id6" draw:start-glue-point="3" draw:end-shape="id3" draw:end-glue-point="1" svg:d="M16510 11481h-2798" svg:viewBox="0 0 2799 1">
          <text:p/>
        </draw:connector>
        <draw:custom-shape draw:name="Oval 1" draw:style-name="gr17" draw:text-style-name="P20" xml:id="id7" draw:id="id7" draw:layer="layout" svg:width="1.267cm" svg:height="1.267cm" svg:x="1.778cm" svg:y="10.846cm">
          <text:p text:style-name="P12"><text:span text:style-name="T8">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18" draw:text-style-name="P21" draw:layer="layout" svg:x1="3.045cm" svg:y1="11.48cm" svg:x2="7.365cm" svg:y2="11.481cm" draw:start-shape="id7" draw:start-glue-point="10" draw:end-shape="id3" draw:end-glue-point="3" svg:d="M3045 11480h2160v1h2160" svg:viewBox="0 0 4321 2">
          <text:p/>
        </draw:connector>
        <draw:custom-shape draw:name="TextBox 1" draw:style-name="gr19" draw:text-style-name="P17" draw:layer="layout" svg:width="3.92cm" svg:height="0.695cm" svg:x="2.973cm" svg:y="11.48cm">
          <text:p text:style-name="P16"><text:span text:style-name="T7">Timer MQTT Topic 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7" presentation:class="page"/>
          <draw:frame presentation:style-name="pr6" draw:text-style-name="P22" draw:layer="layout" svg:width="17.271cm" svg:height="12.572cm" svg:x="2.159cm" svg:y="13.271cm" presentation:class="notes" presentation:placeholder="true">
            <draw:text-box/>
          </draw:frame>
        </presentation:notes>
      </draw:page>
      <draw:page draw:name="Design Level 2 Diagram (continued)" draw:style-name="dp3" draw:master-page-name="Title_20_Only" presentation:presentation-page-layout-name="AL2T19">
        <draw:frame draw:name="PlaceHolder 1" presentation:style-name="pr5" draw:text-style-name="P11" draw:layer="layout" svg:width="29.207cm" svg:height="3.679cm" svg:x="2.328cm" svg:y="1.014cm" presentation:class="title" presentation:user-transformed="true">
          <draw:text-box>
            <text:p text:style-name="P10"><text:span text:style-name="T4">Design Level 2 Diagram (2/2)</text:span></text:p>
          </draw:text-box>
        </draw:frame>
        <draw:custom-shape draw:name="Flowchart: Process 2" draw:style-name="gr20" draw:text-style-name="P23" xml:id="id15" draw:id="id15" draw:layer="layout" svg:width="6.347cm" svg:height="3.045cm" svg:x="22.863cm" svg:y="6.985cm">
          <text:p text:style-name="P12"><text:span text:style-name="T6">Data Visualization Dashboard</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3" draw:style-name="gr21" draw:text-style-name="P13" draw:layer="layout" svg:width="5.471cm" svg:height="1.605cm" svg:x="10.795cm" svg:y="4.961cm">
          <text:p text:style-name="P12"><text:span text:style-name="T5">Process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2" draw:text-style-name="P13" draw:layer="layout" svg:width="3.871cm" svg:height="1.605cm" svg:x="24.13cm" svg:y="4.961cm">
          <text:p text:style-name="P12"><text:span text:style-name="T5">Out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7" draw:style-name="gr23" draw:text-style-name="P23" xml:id="id11" draw:id="id11" draw:layer="layout" svg:width="6.347cm" svg:height="3.045cm" svg:x="22.863cm" svg:y="15.37cm">
          <text:p text:style-name="P12"><text:span text:style-name="T6">Web Server w/ Static File Directory</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Oval 8" draw:style-name="gr24" draw:text-style-name="P18" xml:id="id8" draw:id="id8" draw:layer="layout" svg:width="1.267cm" svg:height="1.267cm" svg:x="0.305cm" svg:y="8.001cm">
          <text:p text:style-name="P12"><text:span text:style-name="T8">B</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lowchart: Process 9" draw:style-name="gr25" draw:text-style-name="P24" xml:id="id9" draw:id="id9" draw:layer="layout" svg:width="6.347cm" svg:height="3.045cm" svg:x="6.35cm" svg:y="7.115cm">
          <text:p text:style-name="P12"><text:span text:style-name="T6">Data Aggregation Program</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Flowchart: Process 12" draw:style-name="gr26" draw:text-style-name="P24" xml:id="id10" draw:id="id10" draw:layer="layout" svg:width="6.347cm" svg:height="3.045cm" svg:x="13.335cm" svg:y="11.806cm">
          <text:p text:style-name="P12"><text:span text:style-name="T6">SQL Database</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onnector draw:name="Straight Arrow Connector 15" draw:style-name="gr3" draw:text-style-name="P14" draw:layer="layout" draw:type="line" svg:x1="1.572cm" svg:y1="8.635cm" svg:x2="6.35cm" svg:y2="8.637cm" draw:start-shape="id8" draw:start-glue-point="10" draw:end-shape="id9" draw:end-glue-point="3" svg:d="M1572 8635l4778 2" svg:viewBox="0 0 4779 3">
          <text:p/>
        </draw:connector>
        <draw:custom-shape draw:name="TextBox 23" draw:style-name="gr27" draw:text-style-name="P17" draw:layer="layout" svg:width="3.81cm" svg:height="0.695cm" svg:x="9.525cm" svg:y="12.7cm">
          <text:p text:style-name="P16"><text:span text:style-name="T7">New Database E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28" draw:style-name="gr28" draw:text-style-name="P24" xml:id="id13" draw:id="id13" draw:layer="layout" svg:width="6.347cm" svg:height="3.045cm" svg:x="13.335cm" svg:y="7.101cm">
          <text:p text:style-name="P12"><text:span text:style-name="T6">Batch Processing Program</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32" draw:style-name="gr29" draw:text-style-name="P13" draw:layer="layout" svg:width="2.651cm" svg:height="1.139cm" svg:x="13.335cm" svg:y="10.516cm">
          <text:p text:style-name="P12"><text:span text:style-name="T7">24-Hour Batch of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lowchart: Process 41" draw:style-name="gr30" draw:text-style-name="P23" xml:id="id14" draw:id="id14" draw:layer="layout" svg:width="6.347cm" svg:height="3.045cm" svg:x="22.863cm" svg:y="10.617cm">
          <text:p text:style-name="P12"><text:span text:style-name="T6">Control Panel</text:span></text:p>
          <draw:enhanced-geometry draw:mirror-horizontal="false" draw:mirror-vertical="false" svg:viewBox="0 0 0 0" drawooo:sub-view-size="1 1" draw:text-areas="0 0 ?f3 ?f2" draw:type="ooxml-flowChartProcess" draw:enhanced-path="M 0 0 L 1 0 1 1 0 1 Z N">
            <draw:equation draw:name="f0" draw:formula="logwidth/2"/>
            <draw:equation draw:name="f1" draw:formula="logheight/2"/>
            <draw:equation draw:name="f2" draw:formula="logheight"/>
            <draw:equation draw:name="f3" draw:formula="logwidth"/>
          </draw:enhanced-geometry>
        </draw:custom-shape>
        <draw:custom-shape draw:name="TextBox 51" draw:style-name="gr31" draw:text-style-name="P13" draw:layer="layout" svg:width="2.016cm" svg:height="0.695cm" svg:x="19.682cm" svg:y="7.942cm">
          <text:p text:style-name="P12"><text:span text:style-name="T7">File I/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2" draw:text-style-name="P21" draw:layer="layout" svg:x1="9.523cm" svg:y1="10.16cm" svg:x2="13.335cm" svg:y2="13.328cm" draw:start-shape="id9" draw:start-glue-point="2" draw:end-shape="id10" draw:end-glue-point="3" svg:d="M9523 10160v3168h3812" svg:viewBox="0 0 3813 3169">
          <text:p/>
        </draw:connector>
        <draw:custom-shape draw:name="TextBox 2" draw:style-name="gr33" draw:text-style-name="P17" draw:layer="layout" svg:width="3.754cm" svg:height="0.695cm" svg:x="1.961cm" svg:y="7.944cm">
          <text:p text:style-name="P16"><text:span text:style-name="T7">Data MQTT Topic S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34" draw:text-style-name="P21" draw:layer="layout" draw:line-skew="-8.725cm" svg:x1="1.572cm" svg:y1="8.635cm" svg:x2="22.863cm" svg:y2="16.892cm" draw:start-shape="id8" draw:start-glue-point="10" draw:end-shape="id11" draw:end-glue-point="3" svg:d="M1572 8635h1921v8257h19370" svg:viewBox="0 0 21292 8258">
          <text:p/>
        </draw:connector>
        <draw:line draw:style-name="gr35" draw:text-style-name="P21" draw:layer="layout" svg:x1="15.875cm" svg:y1="11.806cm" svg:x2="15.875cm" svg:y2="10.146cm">
          <text:p/>
        </draw:line>
        <draw:line draw:style-name="gr36" draw:text-style-name="P21" draw:layer="layout" svg:x1="17.145cm" svg:y1="10.146cm" svg:x2="17.145cm" svg:y2="11.806cm">
          <text:p/>
        </draw:line>
        <draw:custom-shape draw:name="TextBox 10" draw:style-name="gr37" draw:text-style-name="P13" draw:layer="layout" svg:width="2.54cm" svg:height="1.139cm" svg:x="17.145cm" svg:y="10.291cm">
          <text:p text:style-name="P12"><text:span text:style-name="T7">KPIs and File Path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2" draw:style-name="gr38" draw:text-style-name="P20" xml:id="id12" draw:id="id12" draw:layer="layout" svg:width="1.267cm" svg:height="1.267cm" svg:x="0.305cm" svg:y="5.715cm">
          <text:p text:style-name="P12"><text:span text:style-name="T8">A</text:span></text:p>
          <draw:enhanced-geometry draw:mirror-horizontal="false" draw:mirror-vertical="false" svg:viewBox="0 0 0 0" draw:glue-points="?f4 0 ?f5 ?f8 0 ?f7 ?f5 ?f9 ?f4 ?f11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39" draw:text-style-name="P21" draw:layer="layout" svg:x1="9.523cm" svg:y1="7.115cm" svg:x2="1.572cm" svg:y2="6.349cm" draw:start-shape="id9" draw:start-glue-point="0" draw:end-shape="id12" draw:end-glue-point="10" svg:d="M9523 7115v-766h-7951" svg:viewBox="0 0 7952 767">
          <text:p/>
        </draw:connector>
        <draw:custom-shape draw:name="TextBox 11" draw:style-name="gr40" draw:text-style-name="P17" draw:layer="layout" svg:width="3.943cm" svg:height="0.695cm" svg:x="3.677cm" svg:y="5.657cm">
          <text:p text:style-name="P16"><text:span text:style-name="T7">Timer MQTT Topic PU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1" draw:text-style-name="P21" draw:layer="layout" svg:x1="19.682cm" svg:y1="8.623cm" svg:x2="22.863cm" svg:y2="16.892cm" draw:start-shape="id13" draw:start-glue-point="1" draw:end-shape="id11" draw:end-glue-point="3" svg:d="M19682 8623h1591v8269h1590" svg:viewBox="0 0 3182 8270">
          <text:p/>
        </draw:connector>
        <draw:connector draw:style-name="gr42" draw:text-style-name="P21" draw:layer="layout" svg:x1="16.508cm" svg:y1="14.851cm" svg:x2="22.863cm" svg:y2="16.892cm" draw:start-shape="id10" draw:start-glue-point="2" draw:end-shape="id11" draw:end-glue-point="3" svg:d="M16508 14851v2041h6355" svg:viewBox="0 0 6356 2042">
          <text:p/>
        </draw:connector>
        <draw:custom-shape draw:name="TextBox 12" draw:style-name="gr43" draw:text-style-name="P13" draw:layer="layout" svg:width="2.54cm" svg:height="1.139cm" svg:x="16.51cm" svg:y="15.24cm">
          <text:p text:style-name="P12"><text:span text:style-name="T7">KPIs and File Path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4" draw:text-style-name="P21" draw:layer="layout" svg:x1="26.036cm" svg:y1="15.37cm" svg:x2="26.036cm" svg:y2="13.662cm" draw:start-shape="id11" draw:start-glue-point="0" draw:end-shape="id14" draw:end-glue-point="2" svg:d="M26036 15370v-1708" svg:viewBox="0 0 1 1709">
          <text:p/>
        </draw:connector>
        <draw:custom-shape draw:name="TextBox 13" draw:style-name="gr45" draw:text-style-name="P13" draw:layer="layout" svg:width="3.174cm" svg:height="1.139cm" svg:x="25.908cm" svg:y="14.173cm">
          <text:p text:style-name="P12"><text:span text:style-name="T7">Live Data over HTTP/2 and SS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46" draw:text-style-name="P21" draw:layer="layout" draw:line-skew="0.77cm" svg:x1="29.21cm" svg:y1="16.892cm" svg:x2="29.21cm" svg:y2="8.507cm" draw:start-shape="id11" draw:start-glue-point="1" draw:end-shape="id15" svg:d="M29210 16892h1270v-8385h-1270" svg:viewBox="0 0 1271 8386">
          <text:p/>
        </draw:connector>
        <draw:custom-shape draw:name="TextBox 14" draw:style-name="gr47" draw:text-style-name="P13" draw:layer="layout" svg:width="2.651cm" svg:height="2.027cm" svg:x="30.48cm" svg:y="10.926cm">
          <text:p text:style-name="P12"><text:span text:style-name="T7">File Listings and</text:span></text:p>
          <text:p text:style-name="P12"><text:span text:style-name="T7"><text:s/></text:span><text:span text:style-name="T7">Static File Rout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8.624cm" svg:height="10.476cm" svg:x="1.482cm" svg:y="2.123cm" draw:page-number="8" presentation:class="page"/>
          <draw:frame presentation:style-name="pr6" draw:text-style-name="P2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text-style-name="P6" draw:layer="layout" svg:width="30.479cm" svg:height="3.18cm" svg:x="1.693cm" svg:y="0.759cm" presentation:class="title" presentation:user-transformed="true">
          <draw:text-box>
            <text:p><text:span text:style-name="T3">Security Constraints</text:span></text:p>
          </draw:text-box>
        </draw:frame>
        <draw:frame presentation:style-name="pr4" draw:text-style-name="P2" draw:layer="layout" svg:width="30.479cm" svg:height="11.048cm" svg:x="1.693cm" svg:y="4.457cm" presentation:class="outline" presentation:user-transformed="true">
          <draw:text-box>
            <text:list text:style-name="L2">
              <text:list-item>
                <text:p><text:span text:style-name="T2">Data being sent through the MQTT topics must be authenticated and encrypted.</text:span></text:p>
                <text:list>
                  <text:list-item>
                    <text:p><text:span text:style-name="T2">Authentication will prevent unauthorized actors from publishing data to the topics. This helps ensure that the data pipeline operates as intended.</text:span></text:p>
                  </text:list-item>
                  <text:list-item>
                    <text:p><text:span text:style-name="T2">Encryption will ensure that the credentials used for authentication remain confidential.</text:span></text:p>
                  </text:list-item>
                </text:list>
              </text:list-item>
              <text:list-item>
                <text:p><text:span text:style-name="T2">Having a sign-in page for the web apps would prevent unauthorized users from accessing the data. This is a lower priority vulnerability since the web apps can only view data.</text:span></text:p>
              </text:list-item>
            </text:list>
          </draw:text-box>
        </draw:frame>
        <presentation:notes draw:style-name="dp2">
          <draw:page-thumbnail draw:style-name="gr1" draw:layer="layout" svg:width="20.354cm" svg:height="10.476cm" svg:x="0.616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text-style-name="P6" draw:layer="layout" svg:width="30.479cm" svg:height="3.18cm" svg:x="1.693cm" svg:y="0.759cm" presentation:class="title">
          <draw:text-box>
            <text:p><text:span text:style-name="T3">Current Project State (1/2)</text:span></text:p>
          </draw:text-box>
        </draw:frame>
        <draw:frame presentation:style-name="pr4" draw:text-style-name="P2" draw:layer="layout" svg:width="30.479cm" svg:height="11.048cm" svg:x="1.694cm" svg:y="4.457cm" presentation:class="outline" presentation:user-transformed="true">
          <draw:text-box>
            <text:list text:style-name="L2">
              <text:list-item>
                <text:p><text:span text:style-name="T2">Hardware</text:span></text:p>
                <text:list>
                  <text:list-item>
                    <text:p><text:span text:style-name="T2">The project’s embedded devices will use the ESP32 series of microcontrollers:</text:span></text:p>
                    <text:list>
                      <text:list-item>
                        <text:p><text:span text:style-name="T2">Low price and power consumption</text:span></text:p>
                      </text:list-item>
                      <text:list-item>
                        <text:p><text:span text:style-name="T2">Wide variety of peripherals (such as ADC ports)</text:span></text:p>
                      </text:list-item>
                      <text:list-item>
                        <text:p><text:span text:style-name="T2">Wireless capability</text:span></text:p>
                      </text:list-item>
                      <text:list-item>
                        <text:p><text:span text:style-name="T2">Software development can be done in Arduino (C++), MicroPython, and Rust</text:span></text:p>
                      </text:list-item>
                    </text:list>
                  </text:list-item>
                  <text:list-item>
                    <text:p><text:span text:style-name="T2">Next step is to select which sensors and battery pack will be used</text:span></text:p>
                  </text:list-item>
                </text:list>
              </text:list-item>
            </text:list>
          </draw:text-box>
        </draw:frame>
        <presentation:notes draw:style-name="dp2">
          <draw:page-thumbnail draw:style-name="gr1" draw:layer="layout" svg:width="20.354cm" svg:height="10.476cm" svg:x="0.616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draw:frame presentation:style-name="pr1" draw:text-style-name="P6" draw:layer="layout" svg:width="30.479cm" svg:height="3.18cm" svg:x="1.693cm" svg:y="0.759cm" presentation:class="title">
          <draw:text-box>
            <text:p><text:span text:style-name="T3">Current Project State (2/2)</text:span></text:p>
          </draw:text-box>
        </draw:frame>
        <draw:frame presentation:style-name="pr2" draw:text-style-name="P2" draw:layer="layout" svg:width="30.479cm" svg:height="13.323cm" svg:x="1.694cm" svg:y="4.457cm" presentation:class="outline" presentation:user-transformed="true">
          <draw:text-box>
            <text:list text:style-name="L2">
              <text:list-item>
                <text:p><text:span text:style-name="T2">Software</text:span></text:p>
                <text:list>
                  <text:list-item>
                    <text:p><text:span text:style-name="T2">Currently, software development is being done in Rust:</text:span></text:p>
                    <text:list>
                      <text:list-item>
                        <text:p><text:span text:style-name="T2">The type system is very strict</text:span></text:p>
                      </text:list-item>
                      <text:list-item>
                        <text:p><text:span text:style-name="T2">Borrow checker ensures memory safety</text:span></text:p>
                      </text:list-item>
                      <text:list-item>
                        <text:p><text:span text:style-name="T2">Documentation is lacking when compared to C++ and Python</text:span></text:p>
                      </text:list-item>
                      <text:list-item>
                        <text:p><text:span text:style-name="T2">Though Actix is among the fastest web frameworks, it can be difficult to extend/customize its functionality</text:span></text:p>
                      </text:list-item>
                    </text:list>
                  </text:list-item>
                  <text:list-item>
                    <text:p><text:span text:style-name="T2">Next step is to try using Python</text:span></text:p>
                    <text:list>
                      <text:list-item>
                        <text:p><text:span text:style-name="T2">MicroPython makes embedded software development easier</text:span></text:p>
                      </text:list-item>
                      <text:list-item>
                        <text:p><text:span text:style-name="T2">Python has MQTT libraries, along with the Quart web framework</text:span></text:p>
                      </text:list-item>
                    </text:list>
                  </text:list-item>
                </text:list>
              </text:list-item>
            </text:list>
          </draw:text-box>
        </draw:frame>
        <presentation:notes draw:style-name="dp1">
          <draw:page-thumbnail draw:style-name="gr1" draw:layer="layout" svg:width="20.354cm" svg:height="10.476cm" svg:x="0.616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text-style-name="P6" draw:layer="layout" svg:width="30.479cm" svg:height="3.18cm" svg:x="1.693cm" svg:y="0.759cm" presentation:class="title">
          <draw:text-box>
            <text:p><text:span text:style-name="T3">End-of-Term Deliverables</text:span></text:p>
          </draw:text-box>
        </draw:frame>
        <draw:frame presentation:style-name="pr4" draw:text-style-name="P2" draw:layer="layout" svg:width="30.479cm" svg:height="11.048cm" svg:x="1.693cm" svg:y="4.457cm" presentation:class="outline">
          <draw:text-box>
            <text:list text:style-name="L2">
              <text:list-item>
                <text:p><text:span text:style-name="T2">Fully functioning MQTT network and control panel </text:span></text:p>
                <text:list>
                  <text:list-item>
                    <text:p><text:span text:style-name="T2">This leaves the data aggregation and processing for next term</text:span></text:p>
                  </text:list-item>
                </text:list>
              </text:list-item>
            </text:list>
          </draw:text-box>
        </draw:frame>
        <presentation:notes draw:style-name="dp2">
          <draw:page-thumbnail draw:style-name="gr1" draw:layer="layout" svg:width="20.354cm" svg:height="10.476cm" svg:x="0.616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text-style-name="P6" draw:layer="layout" svg:width="30.479cm" svg:height="3.18cm" svg:x="1.693cm" svg:y="0.759cm" presentation:class="title" presentation:user-transformed="true">
          <draw:text-box>
            <text:p><text:span text:style-name="T3">Proposed Expo Demo</text:span></text:p>
          </draw:text-box>
        </draw:frame>
        <draw:frame presentation:style-name="pr4" draw:text-style-name="P2" draw:layer="layout" svg:width="30.479cm" svg:height="11.048cm" svg:x="1.693cm" svg:y="4.457cm" presentation:class="outline">
          <draw:text-box>
            <text:list text:style-name="L2">
              <text:list-item>
                <text:p><text:span text:style-name="T2">Fully functioning data pipeline. At the demo, only temperature and humidity will be recorded since air flow will be difficult to record/set up. This implies that incorporating airflow measurements into the pipeline will be a last priority.</text:span></text:p>
              </text:list-item>
            </text:list>
          </draw:text-box>
        </draw:frame>
        <presentation:notes draw:style-name="dp2">
          <draw:page-thumbnail draw:style-name="gr1" draw:layer="layout" svg:width="20.354cm" svg:height="10.476cm" svg:x="0.616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ce style:name="Calibri Light" svg:font-family="'Calibri Light'" style:font-adornments="Regular" style:font-family-generic="swiss" style:font-pitch="variable"/>
    <style:font-face style:name="Calibri Light1" svg:font-family="'Calibri Light'" style:font-family-generic="swiss" style:font-pitch="variable"/>
    <style:font-face style:name="Calibri Light2" svg:font-family="'Calibri Light'"/>
    <style:font-face style:name="Calibri Light3" svg:font-family="'Calibri Light'" style:font-pitch="variable"/>
    <style:font-face style:name="Calibri1" svg:font-family="Calibri" style:font-pitch="variable"/>
    <style:font-face style:name="Calibri2" svg:font-family="Calibri" style:font-adornments="Regular" style:font-family-generic="swiss" style:font-pitch="variable"/>
    <style:font-face style:name="Calibri3" svg:font-family="Calibri" style:font-family-generic="swiss" style:font-pitch="variable"/>
    <style:font-face style:name="DejaVu Sans" svg:font-family="'DejaVu Sans'" style:font-pitch="variable"/>
    <style:font-face style:name="DejaVu Sans1" svg:font-family="'DejaVu Sans'"/>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ucida Sans" svg:font-family="'Lucida Sans'" style:font-family-generic="system" style:font-pitch="variable"/>
    <style:font-face style:name="Lucida Sans1" svg:font-family="'Lucida Sans'" style:font-pitch="variable"/>
    <style:font-face style:name="Microsoft YaHei" svg:font-family="'Microsoft YaHei'" style:font-family-generic="system" style:font-pitch="variable"/>
    <style:font-face style:name="Microsoft YaHei1" svg:font-family="'Microsoft YaHei'"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pitch="variable"/>
    <style:font-face style:name="Times New Roman1" svg:font-family="'Times New Roman'"/>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9" draw:display-name="Arrowheads 9" svg:viewBox="0 0 20 20" svg:d="M0 20l10-20 10 20z"/>
    <draw:marker draw:name="msArrowEnd_20_5" draw:display-name="msArrowEnd 5" svg:viewBox="0 0 300 300" svg:d="M150 0l150 300h-300z"/>
    <style:default-style style:family="graphic">
      <style:graphic-properties svg:stroke-color="#3465a4" draw:fill-color="#729fcf" fo:wrap-option="no-wrap" style:writing-mode="lr-tb"/>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itle_20_Only-outline3" style:display-name="Title Only-outline3" style:family="presentation" style:parent-style-name="Title_20_Only-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itle_20_Only-outline4" style:display-name="Title Only-outline4" style:family="presentation" style:parent-style-name="Title_20_Only-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0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83cm" fo:margin-bottom="0cm" fo:text-indent="0cm"/>
      <style:text-properties fo:font-size="33.9000015258789pt" style:font-size-asian="28pt" style:font-size-complex="28pt"/>
    </style:style>
    <style:style style:name="Default-outline3" style:family="presentation" style:parent-style-name="Default-outline2">
      <style:paragraph-properties fo:margin-left="0cm" fo:margin-right="0cm" fo:margin-top="0.362cm" fo:margin-bottom="0cm" fo:text-indent="0cm"/>
      <style:text-properties fo:font-size="29pt" style:font-size-asian="24pt" style:font-size-complex="24pt"/>
    </style:style>
    <style:style style:name="Default-outline4" style:family="presentation" style:parent-style-name="Default-outline3">
      <style:paragraph-properties fo:margin-left="0cm" fo:margin-right="0cm" fo:margin-top="0.241cm" fo:margin-bottom="0cm" fo:text-indent="0cm"/>
      <style:text-properties fo:font-size="24.2000007629395pt" style:font-size-asian="20pt" style:font-size-complex="20pt"/>
    </style:style>
    <style:style style:name="Default-outline5" style:family="presentation" style:parent-style-name="Default-outline4">
      <style:paragraph-properties fo:margin-left="0cm" fo:margin-right="0cm" fo:margin-top="0.12cm" fo:margin-bottom="0cm" fo:text-indent="0cm"/>
      <style:text-properties fo:font-size="24.2000007629395pt" style:font-size-asian="20pt" style:font-size-complex="20pt"/>
    </style:style>
    <style:style style:name="Default-outline6" style:family="presentation" style:parent-style-name="Default-outline5">
      <style:paragraph-properties fo:margin-left="0cm" fo:margin-right="0cm" fo:margin-top="0.12cm" fo:margin-bottom="0cm" fo:text-indent="0cm"/>
      <style:text-properties fo:font-size="24.2000007629395pt" style:font-size-asian="20pt" style:font-size-complex="20pt"/>
    </style:style>
    <style:style style:name="Default-outline7" style:family="presentation" style:parent-style-name="Default-outline6">
      <style:paragraph-properties fo:margin-left="0cm" fo:margin-right="0cm" fo:margin-top="0.12cm" fo:margin-bottom="0cm" fo:text-indent="0cm"/>
      <style:text-properties fo:font-size="24.2000007629395pt" style:font-size-asian="20pt" style:font-size-complex="20pt"/>
    </style:style>
    <style:style style:name="Default-outline8" style:family="presentation" style:parent-style-name="Default-outline7">
      <style:paragraph-properties fo:margin-left="0cm" fo:margin-right="0cm" fo:margin-top="0.12cm" fo:margin-bottom="0cm" fo:text-indent="0cm"/>
      <style:text-properties fo:font-size="24.2000007629395pt" style:font-size-asian="20pt" style:font-size-complex="20pt"/>
    </style:style>
    <style:style style:name="Default-outline9" style:family="presentation" style:parent-style-name="Default-outline8">
      <style:paragraph-properties fo:margin-left="0cm" fo:margin-right="0cm" fo:margin-top="0.12cm" fo:margin-bottom="0cm" fo:text-indent="0cm"/>
      <style:text-properties fo:font-size="24.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5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5cm" fo:padding-bottom="0.125cm" fo:padding-left="0.25cm" fo:padding-right="0.25cm" fo:wrap-option="wrap"/>
      <style:paragraph-properties style:writing-mode="lr-tb"/>
    </style:style>
    <style:style style:name="Mpr2" style:family="presentation" style:parent-style-name="Title_20_Only-backgroundobjects">
      <style:graphic-properties draw:stroke="none" draw:fill="none" draw:fill-color="#ffffff" draw:auto-grow-height="false" fo:min-height="1.397cm"/>
      <style:paragraph-properties style:writing-mode="lr-tb"/>
    </style:style>
    <style:style style:name="Mpr3" style:family="presentation" style:parent-style-name="Title_20_Only-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fault-backgroundobjects">
      <style:graphic-properties draw:stroke="none" draw:fill="none" draw:fill-color="#ffffff" draw:auto-grow-height="false" fo:min-height="1.086cm"/>
      <style:paragraph-properties style:writing-mode="lr-tb"/>
    </style:style>
    <style:style style:name="Mpr5" style:family="presentation" style:parent-style-name="Default-backgroundobjects">
      <style:graphic-properties draw:stroke="none" draw:fill="none" draw:fill-color="#ffffff" draw:auto-grow-height="false" fo:min-height="1.485cm"/>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center" fo:text-indent="0cm">
        <style:tab-stops>
          <style:tab-stop style:position="0cm"/>
        </style:tab-stops>
      </style:paragraph-properties>
      <style:text-properties fo:font-size="14pt" style:font-size-asian="14pt" style:font-size-complex="14pt"/>
    </style:style>
    <style:style style:name="MP6" style:family="paragraph">
      <loext:graphic-properties draw:fill="none" draw:fill-color="#ffffff"/>
      <style:paragraph-properties fo:text-align="start" style:font-independent-line-spacing="true"/>
      <style:text-properties fo:font-size="14pt" style:font-size-asian="14pt" style:font-size-complex="14pt"/>
    </style:style>
    <style:style style:name="MP7" style:family="paragraph">
      <style:paragraph-properties fo:margin-left="0cm" fo:margin-right="0cm" fo:margin-top="0cm" fo:margin-bottom="0cm" fo:line-height="100%" fo:text-align="end" fo:text-indent="0cm">
        <style:tab-stops>
          <style:tab-stop style:position="0cm"/>
        </style:tab-stops>
      </style:paragraph-properties>
      <style:text-properties fo:font-size="12pt" style:font-size-asian="14pt" style:font-size-complex="14pt"/>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start"/>
      <style:text-properties fo:font-size="14pt" style:font-size-asian="14pt" style:font-size-complex="14pt"/>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imes New Roman1"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3" style:family="text">
      <style:text-properties fo:font-variant="normal" fo:text-transform="none" fo:color="#8b8b8b"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Only" style:display-name="Title Only" style:page-layout-name="PM1" draw:style-name="Mdp1">
      <loext:theme loext:name="Office Theme">
        <loext:color-table loext:name="Office">
          <loext:color loext:name="dk1" loext:color="#000000"/>
          <loext:color loext:name="lt1" loext:color="#ffffff"/>
          <loext:color loext:name="dk2" loext:color="#44546a"/>
          <loext:color loext:name="l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link" loext:color="#0563c1"/>
          <loext:color loext:name="folHlink" loext:color="#954f72"/>
        </loext:color-table>
      </loext:theme>
      <draw:frame draw:name="PlaceHolder 1" presentation:style-name="Title_20_Only-title" draw:layer="backgroundobjects" svg:width="29.207cm" svg:height="3.679cm" svg:x="2.328cm" svg:y="1.014cm" presentation:class="title" presentation:placeholder="true" presentation:user-transformed="true">
        <draw:text-box/>
      </draw:frame>
      <draw:frame draw:name="PlaceHolder 2" presentation:style-name="Mpr1" draw:text-style-name="MP6" draw:layer="backgroundobjects" svg:width="11.427cm" svg:height="1.011cm" svg:x="11.218cm" svg:y="17.657cm" presentation:class="footer" presentation:user-transformed="true">
        <draw:text-box>
          <text:p text:style-name="MP5"><text:span text:style-name="MT2"><presentation:footer/></text:span></text:p>
        </draw:text-box>
      </draw:frame>
      <draw:frame draw:name="PlaceHolder 3" presentation:style-name="Mpr1" draw:text-style-name="MP8" draw:layer="backgroundobjects" svg:width="7.617cm" svg:height="1.011cm" svg:x="23.918cm" svg:y="17.657cm" presentation:class="page-number" presentation:user-transformed="true">
        <draw:text-box>
          <text:p text:style-name="MP7"><text:span text:style-name="MT3"><text:page-number>&lt;number&gt;</text:page-number></text:span></text:p>
        </draw:text-box>
      </draw:frame>
      <draw:frame draw:name="PlaceHolder 4" presentation:style-name="Mpr1" draw:text-style-name="MP6" draw:layer="backgroundobjects" svg:width="7.617cm" svg:height="1.011cm" svg:x="2.328cm" svg:y="17.657cm" presentation:class="date-time" presentation:user-transformed="true">
        <draw:text-box>
          <text:p text:style-name="MP9"><text:span text:style-name="MT1"><presentation:date-time/></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18.624cm" svg:height="10.476cm" svg:x="1.482cm" svg:y="2.123cm" presentation:class="page"/>
        <draw:frame presentation:style-name="Title_20_Only-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30.479cm" svg:height="3.18cm" svg:x="1.693cm" svg:y="0.759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draw:frame presentation:style-name="Mpr4" draw:text-style-name="MP2" draw:layer="backgroundobjects" svg:width="7.89cm" svg:height="1.312cm" svg:x="1.693cm" svg:y="17.354cm" presentation:class="date-time">
        <draw:text-box>
          <text:p text:style-name="MP1"><text:span text:style-name="MT1"><presentation:date-time/></text:span></text:p>
        </draw:text-box>
      </draw:frame>
      <draw:frame presentation:style-name="Mpr4" draw:text-style-name="MP11" draw:layer="backgroundobjects" svg:width="10.735cm" svg:height="1.312cm" svg:x="11.582cm" svg:y="17.354cm" presentation:class="footer">
        <draw:text-box>
          <text:p text:style-name="MP10"><text:span text:style-name="MT1"><presentation:footer/></text:span></text:p>
        </draw:text-box>
      </draw:frame>
      <draw:frame presentation:style-name="Mpr4" draw:text-style-name="MP4" draw:layer="backgroundobjects" svg:width="7.89cm" svg:height="1.312cm" svg:x="24.282cm" svg:y="17.354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20.354cm" svg:height="10.476cm" svg:x="0.616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19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09-18T02:54:02</meta:creation-date>
    <meta:initial-creator>Fernando</meta:initial-creator>
    <dc:language>en-US</dc:language>
    <dc:date>2023-10-29T04:52:28.537000000</dc:date>
    <meta:editing-cycles>79</meta:editing-cycles>
    <dc:title>PowerPoint Presentation</dc:title>
    <meta:editing-duration>PT20H45M11S</meta:editing-duration>
    <meta:generator>LibreOffice/7.5.5.2$Windows_X86_64 LibreOffice_project/ca8fe7424262805f223b9a2334bc7181abbcbf5e</meta:generator>
    <meta:document-statistic meta:object-count="130"/>
    <meta:user-defined meta:name="AppVersion">15.0000</meta:user-defined>
    <meta:user-defined meta:name="PresentationFormat">Widescreen</meta:user-defined>
    <meta:user-defined meta:name="Slides" meta:value-type="float">4</meta:user-defined>
  </office:meta>
</office:document-meta>
</file>